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B1000000C7277E50D91C1A932B.jpg" manifest:media-type="image/jpe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83cm" fo:margin-left="0cm" fo:margin-top="0cm" fo:margin-bottom="0cm" table:align="left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14.5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b911f"/>
    </style:style>
    <style:style style:name="P2" style:family="paragraph" style:parent-style-name="Standard">
      <style:text-properties fo:font-weight="bold" officeooo:paragraph-rsid="000b911f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b911f" style:font-size-asian="14pt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paragraph-rsid="000b911f"/>
    </style:style>
    <style:style style:name="P5" style:family="paragraph" style:parent-style-name="Standard">
      <style:paragraph-properties fo:text-align="center" style:justify-single-word="false"/>
      <style:text-properties fo:font-size="11pt" fo:font-style="italic" officeooo:paragraph-rsid="000b911f" style:font-size-asian="11pt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1pt" officeooo:paragraph-rsid="000b911f" style:font-size-asian="11pt"/>
    </style:style>
    <style:style style:name="P7" style:family="paragraph" style:parent-style-name="Standard">
      <style:text-properties officeooo:paragraph-rsid="000b911f"/>
    </style:style>
    <style:style style:name="P8" style:family="paragraph" style:parent-style-name="Standard">
      <style:paragraph-properties fo:text-align="start" style:justify-single-word="false"/>
      <style:text-properties officeooo:paragraph-rsid="000b911f"/>
    </style:style>
    <style:style style:name="P9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officeooo:paragraph-rsid="000b911f"/>
    </style:style>
    <style:style style:name="P10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6pt" officeooo:paragraph-rsid="000b911f" style:font-size-asian="6pt" style:font-size-complex="14pt" style:font-weight-complex="bold"/>
    </style:style>
    <style:style style:name="P1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0b911f" style:font-size-asian="14pt" style:font-size-complex="14pt" style:font-weight-complex="bold"/>
    </style:style>
    <style:style style:name="P12" style:family="paragraph" style:parent-style-name="Standard">
      <style:paragraph-properties fo:margin-left="1.251cm" fo:margin-right="0.997cm" fo:text-indent="1.251cm" style:auto-text-indent="false"/>
      <style:text-properties officeooo:paragraph-rsid="000b911f"/>
    </style:style>
    <style:style style:name="P13" style:family="paragraph" style:parent-style-name="Standard" style:master-page-name="First_20_Page">
      <style:paragraph-properties style:page-number="auto"/>
      <style:text-properties fo:font-size="14pt" officeooo:paragraph-rsid="000b911f" style:font-size-asian="14pt" style:font-size-complex="14pt"/>
    </style:style>
    <style:style style:name="T1" style:family="text">
      <style:text-properties fo:font-size="14pt" fo:font-style="italic" style:font-size-asian="14pt" style:font-style-asian="italic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d6fe0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style:text-underline-style="solid" style:text-underline-width="auto" style:text-underline-color="font-color" officeooo:rsid="000d6fe0" style:font-size-asian="14pt"/>
    </style:style>
    <style:style style:name="T6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7" style:family="text">
      <style:text-properties fo:font-size="14pt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12" style:family="text"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3" style:family="text">
      <style:text-properties fo:color="#000000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14" style:family="text">
      <style:text-properties fo:color="#000000" fo:font-size="18pt" style:text-underline-style="solid" style:text-underline-width="auto" style:text-underline-color="font-color" fo:font-weight="bold" officeooo:rsid="00144199" style:font-size-asian="18pt" style:font-weight-asian="bold" style:font-size-complex="14pt" style:font-weight-complex="bold"/>
    </style:style>
    <style:style style:name="T15" style:family="text">
      <style:text-properties fo:font-style="italic" style:font-style-asian="italic" style:font-size-complex="9pt"/>
    </style:style>
    <style:style style:name="T16" style:family="text">
      <style:text-properties officeooo:rsid="000d6fe0"/>
    </style:style>
    <style:style style:name="T17" style:family="text">
      <style:text-properties officeooo:rsid="00144199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1" text:anchor-type="char" svg:x="-0.039cm" svg:y="0.582cm" svg:width="2.037cm" svg:height="2.302cm" draw:z-index="0"><draw:image xlink:href="Pictures/10000000000000B1000000C7277E50D91C1A932B.jpg" xlink:type="simple" xlink:show="embed" xlink:actuate="onLoad" loext:mime-type="image/jpeg"/><svg:desc>Gerb-BMSTU_01</svg:desc><draw:contour-polygon svg:width="2.074cm" svg:height="2.197cm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1"><text:span text:style-name="T9">Министерство образования и науки Российской Федерации</text:span></text:p>
            <text:p text:style-name="P1"><text:span text:style-name="T9">Федеральное государственное бюджетное образовательное учреждение </text:span></text:p>
            <text:p text:style-name="P1"><text:span text:style-name="T9">высшего образования</text:span></text:p>
            <text:p text:style-name="P9"><text:span text:style-name="T9">«Московский государственный технический университет</text:span></text:p>
            <text:p text:style-name="P9"><text:span text:style-name="T9">имени Н.Э. Баумана</text:span></text:p>
            <text:p text:style-name="P1"><text:span text:style-name="T9">(национальный исследовательский университет)»</text:span></text:p>
            <text:p text:style-name="P1"><text:span text:style-name="T9">(МГТУ им. Н.Э. Баумана)</text:span></text:p>
          </table:table-cell>
        </table:table-row>
      </table:table>
      <text:p text:style-name="P10"/>
      <text:p text:style-name="P11"/>
      <text:p text:style-name="P7">ФАКУЛЬТЕТ<text:span text:style-name="T10"> <text:s text:c="34"/>Информатика и системы управления (ИУ) <text:s text:c="42"/></text:span></text:p>
      <text:p text:style-name="P7"/>
      <text:p text:style-name="P7">КАФЕДРА<text:span text:style-name="T10"> <text:s text:c="14"/></text:span><text:span text:style-name="T11">Программное обеспечение ЭВМ и информационные технологии (ИУ7) <text:s text:c="21"/></text:span></text:p>
      <text:p text:style-name="P3"/>
      <text:p text:style-name="P3"/>
      <text:p text:style-name="P3"/>
      <text:p text:style-name="P3"/>
      <text:p text:style-name="P3"/>
      <text:p text:style-name="P1"><text:span text:style-name="T12">ОТЧЕТ ПО </text:span><text:span text:style-name="T13">ЛАБОРАТОРНОЙ РАБОТЕ №1<text:line-break/>«О</text:span><text:span text:style-name="T14">БРАБОТКА БОЛЬШИХ ЧИСЕЛ</text:span><text:span text:style-name="T13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7"/>
      <text:p text:style-name="P7"/>
      <text:p text:style-name="P7"/>
      <text:p text:style-name="P7"/>
      <text:p text:style-name="P5"/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Студент, </text:span><text:span text:style-name="T3">группа<text:tab/><text:tab/><text:tab/><text:tab/><text:tab/><text:tab/><text:tab/></text:span><text:span text:style-name="T7">Кононенко С., ИУ7-33Б</text:span><text:span text:style-name="T2"><text:tab/><text:tab/><text:tab/><text:tab/><text:tab/></text:span><text:span text:style-name="T15"> <text:s text:c="7"/></text:span></text:p>
      <text:p text:style-name="P4"/>
      <text:p text:style-name="P12"><text:span text:style-name="T15"><text:s text:c="8"/></text:span></text:p>
      <text:p text:style-name="P6"/>
      <text:p text:style-name="P6"/>
      <text:p text:style-name="P6"/>
      <text:p text:style-name="P6"/>
      <text:p text:style-name="P6"/>
      <text:p text:style-name="P1"><text:span text:style-name="T1">2019 г.</text:span></text:p>
      <text:p text:style-name="P8"><text:soft-page-break/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04T21:19:31.216634361</meta:creation-date>
    <dc:date>2019-09-04T21:55:53.849879898</dc:date>
    <meta:editing-duration>PT26M11S</meta:editing-duration>
    <meta:editing-cycles>4</meta:editing-cycles>
    <meta:generator>LibreOffice/6.3.0.4$Linux_X86_64 LibreOffice_project/057fc023c990d676a43019934386b85b21a9ee99</meta:generator>
    <meta:document-statistic meta:table-count="1" meta:image-count="1" meta:object-count="0" meta:page-count="2" meta:paragraph-count="13" meta:word-count="56" meta:character-count="631" meta:non-whitespace-character-count="446"/>
  </office:meta>
</office:document-meta>
</file>